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fo:font-size="12pt" fo:font-weight="normal" officeooo:rsid="003a83d2" officeooo:paragraph-rsid="001f8963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text-properties fo:color="#000000" loext:opacity="100%" fo:font-size="12pt" fo:font-weight="normal" officeooo:rsid="003c61f1" officeooo:paragraph-rsid="003c61f1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5">
      <style:text-properties fo:color="#000000" loext:opacity="100%" fo:font-size="12pt" fo:font-weight="bold" officeooo:rsid="003c61f1" officeooo:paragraph-rsid="003c61f1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 officeooo:rsid="003a1a0b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249a7"/>
    </style:style>
    <style:style style:name="T5" style:family="text">
      <style:text-properties officeooo:rsid="00332ec2"/>
    </style:style>
    <style:style style:name="T6" style:family="text">
      <style:text-properties officeooo:rsid="003a83d2"/>
    </style:style>
    <style:style style:name="T7" style:family="text">
      <style:text-properties officeooo:rsid="003c61f1"/>
    </style:style>
    <style:style style:name="T8" style:family="text">
      <style:text-properties officeooo:rsid="003d9dc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8">12</text:span><text:span text:style-name="T1">th</text:span><text:span text:style-name="T5"> </text:span><text:span text:style-name="T4">April,</text:span> 202<text:span text:style-name="T2">1</text:span></text:p>
      <text:p text:style-name="P3"/>
      <text:p text:style-name="P4"/>
      <text:list xml:id="list950166784" text:style-name="L1">
        <text:list-item>
          <text:p text:style-name="P6"><text:span text:style-name="T3">Internal meeting with team:</text:span><text:tab/></text:p>
          <text:list>
            <text:list-item>
              <text:list>
                <text:list-item>
                  <text:p text:style-name="P7">Checked upon each other’s task status. </text:p>
                </text:list-item>
                <text:list-item>
                  <text:p text:style-name="P7">Decided the tasks that needs to be completed today on priority basis.</text:p>
                </text:list-item>
                <text:list-item>
                  <text:p text:style-name="P8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3616435497" text:style-name="L5">
        <text:list-item>
          <text:p text:style-name="P11">Self- Study:</text:p>
          <text:list>
            <text:list-item>
              <text:list>
                <text:list-item>
                  <text:p text:style-name="P10">Watched videos on YouTube regarding dealer management system provided by different companies. Tried to notice their basic layout, modules, functionalities and various add-on features. Also tried to compare different dms systems.</text:p>
                </text:list-item>
                <text:list-item>
                  <text:p text:style-name="P10">Gone through the website of autoVHC and got an idea about it’s functionalities.</text:p>
                </text:list-item>
              </text:list>
            </text:list-item>
          </text:list>
        </text:list-item>
      </text:lis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12T18:59:55.010000000</dc:date>
    <meta:editing-duration>PT3H43M6S</meta:editing-duration>
    <meta:editing-cycles>26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9" meta:word-count="105" meta:character-count="745" meta:non-whitespace-character-count="549"/>
  </office:meta>
</office:document-meta>
</file>